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list-style-name="L1"/>
    <style:style style:name="P6" style:family="paragraph" style:parent-style-name="Standard" style:list-style-name="L1">
      <style:text-properties fo:language="fr" fo:country="FR"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list-style-name="L2">
      <style:paragraph-properties fo:text-align="justify" style:justify-single-word="false"/>
      <style:text-properties style:font-name="Times New Roman"/>
    </style:style>
    <style:style style:name="P11" style:family="paragraph" style:parent-style-name="Standard" style:list-style-name="L3">
      <style:paragraph-properties fo:text-align="justify" style:justify-single-word="false"/>
      <style:text-properties style:font-name="Times New Roman"/>
    </style:style>
    <style:style style:name="P12" style:family="paragraph" style:parent-style-name="Standard" style:list-style-name="L4">
      <style:paragraph-properties fo:text-align="justify" style:justify-single-word="false"/>
      <style:text-properties style:font-name="Times New Roman"/>
    </style:style>
    <style:style style:name="P13" style:family="paragraph" style:parent-style-name="Standard" style:list-style-name="L5">
      <style:paragraph-properties fo:text-align="justify" style:justify-single-word="false"/>
      <style:text-properties style:font-name="Times New Roman"/>
    </style:style>
    <style:style style:name="P14" style:family="paragraph" style:parent-style-name="Standard" style:list-style-name="L6">
      <style:paragraph-properties fo:text-align="justify" style:justify-single-word="false"/>
      <style:text-properties style:font-name="Times New Roman"/>
    </style:style>
    <style:style style:name="P15" style:family="paragraph" style:parent-style-name="Standard" style:list-style-name="L7">
      <style:paragraph-properties fo:text-align="justify" style:justify-single-word="false"/>
      <style:text-properties style:font-name="Times New Roman"/>
    </style:style>
    <style:style style:name="P16" style:family="paragraph" style:parent-style-name="Standard" style:list-style-name="L8">
      <style:paragraph-properties fo:text-align="justify" style:justify-single-word="false"/>
      <style:text-properties style:font-name="Times New Roman"/>
    </style:style>
    <style:style style:name="P17" style:family="paragraph" style:parent-style-name="Standard" style:list-style-name="L9">
      <style:paragraph-properties fo:text-align="justify" style:justify-single-word="false"/>
      <style:text-properties style:font-name="Times New Roman"/>
    </style:style>
    <style:style style:name="P18" style:family="paragraph" style:parent-style-name="Standard" style:list-style-name="L10">
      <style:paragraph-properties fo:text-align="justify" style:justify-single-word="false"/>
      <style:text-properties style:font-name="Times New Roman"/>
    </style:style>
    <style:style style:name="P19" style:family="paragraph" style:parent-style-name="Standard" style:list-style-name="L11">
      <style:paragraph-properties fo:text-align="justify" style:justify-single-word="false"/>
      <style:text-properties style:font-name="Times New Roman"/>
    </style:style>
    <style:style style:name="P20" style:family="paragraph" style:parent-style-name="Standard" style:list-style-name="L12">
      <style:paragraph-properties fo:text-align="justify" style:justify-single-word="false"/>
      <style:text-properties style:font-name="Times New Roman"/>
    </style:style>
    <style:style style:name="P21" style:family="paragraph" style:parent-style-name="Standard" style:list-style-name="L13">
      <style:paragraph-properties fo:text-align="justify" style:justify-single-word="false"/>
      <style:text-properties style:font-name="Times New Roman"/>
    </style:style>
    <style:style style:name="P22" style:family="paragraph" style:parent-style-name="Standard">
      <style:paragraph-properties fo:text-align="justify" style:justify-single-word="false"/>
      <style:text-properties style:font-name="Times New Roman" fo:font-size="16pt" style:text-underline-style="solid" style:text-underline-width="auto" style:text-underline-color="font-color" style:font-size-asian="16pt" style:font-size-complex="16pt"/>
    </style:style>
    <style:style style:name="P23"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P24" style:family="paragraph" style:parent-style-name="Standard" style:list-style-name="L14">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5" style:family="paragraph" style:parent-style-name="Standard" style:list-style-name="L15">
      <style:paragraph-properties fo:text-align="justify" style:justify-single-word="false"/>
      <style:text-properties style:font-name="Times New Roman" fo:font-weight="bold" style:font-weight-asian="bold" style:font-weight-complex="bold"/>
    </style:style>
    <style:style style:name="P26" style:family="paragraph" style:parent-style-name="Standard" style:list-style-name="L16">
      <style:paragraph-properties fo:text-align="justify" style:justify-single-word="false"/>
      <style:text-properties style:font-name="Times New Roma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transparent"/>
    </style:style>
    <style:style style:name="T3" style:family="text">
      <style:text-properties fo:font-variant="normal" fo:text-transform="none" fo:color="#000000" style:text-line-through-style="none" style:font-name="Arial1" fo:font-size="12pt" fo:font-style="italic" style:text-underline-style="none" style:text-blinking="false" fo:background-color="transparent"/>
    </style:style>
    <style:style style:name="T4" style:family="text">
      <style:text-properties fo:font-variant="normal" fo:text-transform="none" fo:color="#000000" style:text-line-through-style="none" style:font-name="Arial1" fo:font-size="12pt" fo:font-style="normal" style:text-underline-style="none" style:text-blinking="false" fo:background-color="transparent"/>
    </style:style>
    <style:style style:name="T5" style:family="text">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6pt"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fo:font-size="12pt" fo:font-style="italic" style:text-underline-style="none" style:text-blinking="false" fo:background-color="transparent"/>
    </style:style>
    <style:style style:name="T9" style:family="text">
      <style:text-properties fo:font-variant="normal" fo:text-transform="none" fo:color="#000000" style:text-line-through-style="none" fo:font-size="12pt" fo:font-style="normal" style:text-underline-style="none" style:text-blinking="false" fo:background-color="transparent"/>
    </style:style>
    <style:style style:name="T10" style:family="text">
      <style:text-properties fo:font-variant="normal" fo:text-transform="none" fo:color="#000000" style:text-line-through-style="none" fo:font-size="12pt" fo:font-style="normal" style:text-underline-style="none" fo:font-weight="bold" style:text-blinking="false" fo:background-color="transparent"/>
    </style:style>
    <style:style style:name="T11" style:family="text">
      <style:text-properties fo:font-variant="normal" fo:text-transform="none" fo:color="#000000" style:text-line-through-style="none" fo:font-size="16pt" fo:font-style="normal" style:text-underline-style="none" fo:font-weight="bold" style:text-blinking="false" fo:background-color="transparent"/>
    </style:style>
    <style:style style:name="T12" style:family="text">
      <style:text-properties fo:font-style="italic" fo:background-color="transparent"/>
    </style:style>
    <style:style style:name="T13" style:family="text">
      <style:text-properties fo:background-color="transparent"/>
    </style:style>
    <style:style style:name="T14" style:family="text">
      <style:text-properties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78d2f3af-7fff-3d8c-bfd9-4f97231875ba"/>Rapport de projet PCOO</text:p>
      <text:p text:style-name="P8"/>
      <text:p text:style-name="P8"/>
      <text:p text:style-name="P8"><text:span text:style-name="T8">Quentin Garnier</text:span></text:p>
      <text:p text:style-name="P8"><text:span text:style-name="T8">Léa Bloom</text:span></text:p>
      <text:p text:style-name="P8"><text:span text:style-name="T8">Miléna Kostov</text:span></text:p>
      <text:p text:style-name="P9"/>
      <text:p text:style-name="P9"/>
      <text:p text:style-name="P9"/>
      <text:p text:style-name="P9"><text:span text:style-name="T11">SOMMAIRE</text:span></text:p>
      <text:p text:style-name="P9"/>
      <text:list xml:id="list1967499141148049037" text:style-name="L2">
        <text:list-item>
          <text:p text:style-name="P10">Fonctionnalités implémentées (actuellement tout sauf filtre onglet 1 (?)). </text:p>
        </text:list-item>
      </text:list>
      <text:list xml:id="list3818246033872491932" text:style-name="L3">
        <text:list-item>
          <text:p text:style-name="P11"><text:span text:style-name="T13">Contribution de chacun, la façon dont on a organisé le travail et comment il a été partagé doit apparaître clairement.  </text:span></text:p>
        </text:list-item>
      </text:list>
      <text:list xml:id="list5618067627090110973" text:style-name="L4">
        <text:list-item>
          <text:p text:style-name="P12"><text:span text:style-name="T13">Choix de conception réalisés : être concis et précis (</text:span><text:span text:style-name="T2">inutile de paraphraser tout le code</text:span><text:span text:style-name="T13">). </text:span></text:p>
        </text:list-item>
      </text:list>
      <text:list xml:id="list8654226525810242716" text:style-name="L5">
        <text:list-item>
          <text:p text:style-name="P13"><text:span text:style-name="T13">Difficultés rencontrées et limitations ou bugs connus de notre programme (actuellement, aucun bug connu, limitations = filtre onglet 1 qui marche que à 50%).  </text:span></text:p>
        </text:list-item>
      </text:list>
      <text:list xml:id="list1883676869824082604" text:style-name="L6">
        <text:list-item>
          <text:p text:style-name="P14"><text:span text:style-name="T13">Détails techniques pour lancer l'application : les fichiers dans l'archive sont dans des sous-dossier (leurs packages respectifs). Pour lancer l'application, il faut exécuter le main (il est possible de l'exécuter depuis l'IDE, ou par ligne de commande si vous préférez). Dans TOUS LES CAS : il faut un fichier « data.xml » qui sera lu à l'ouverture du programme. <text:line-break/>* Pour le lancer avec ligne de commande, il faut renseigner en premier paramètre le chemin d'accès au data.xml ; <text:line-break/>* Pour le lancer sans ligne de commande (uniquement depuis l'IDE donc) il faut placer le fichier dans un dossier data afin de respecter le chemin d'accès par défaut qui est : « data/data.xml » (l'exécution par défaut s'effectue uniquement si aucun paramètre n'est donné). Lors de notre phase de développement, l'arborescence était la suivante : <text:line-break/></text:span><text:span text:style-name="T2">[INSERER CAPTURE D'ECRAN ARBORESCENCE !].</text:span><text:span text:style-name="T13">  </text:span></text:p>
        </text:list-item>
      </text:list>
      <text:list xml:id="list2708579444760056127" text:style-name="L7">
        <text:list-item>
          <text:p text:style-name="P15">Toute autre information jugée pertinente (améliorations futures possibles ? Ou on garde ça dans la partie 3 ou 4 ?). </text:p>
        </text:list-item>
      </text:list>
      <text:p text:style-name="P9"><text:line-break/><text:line-break/></text:p>
      <text:p text:style-name="P22">Introduction</text:p>
      <text:p text:style-name="P9"/>
      <text:p text:style-name="P9">Dans le cadre d’un projet en Programmation et Conception Orientée Objet, nous avons dû réaliser une application permettant la gestion de notes de différents étudiants. Le langage utilisé est Java et nous avons principalement travaillé sur IntelliJ.</text:p>
      <text:p text:style-name="P9"/>
      <text:p text:style-name="P9"><text:line-break/></text:p>
      <text:p text:style-name="P22">I- Fonctionnalités implémentées</text:p>
      <text:p text:style-name="P9"/>
      <text:p text:style-name="P9">En accord avec les attentes du projet, nous avons implémenté les fonctionnalités suivantes : </text:p>
      <text:p text:style-name="P9"/>
      <text:list xml:id="list7499329063258328047" text:style-name="L8">
        <text:list-item>
          <text:p text:style-name="P16">L’application ouvre une fenêtre graphique possédant un menu ainsi que 3 onglets. Il est possible de redimensionner la fenêtre.</text:p>
        </text:list-item>
      </text:list>
      <text:p text:style-name="P9">Le menu comporte deux options : “Sauvegarder” (enregistre les modifications apportées, plus de <text:soft-page-break/>détails ci-dessous) et “Quitter” (ferme l’application de la même manière qu’en cliquant sur la croix en haut à droite).</text:p>
      <text:p text:style-name="P9"/>
      <text:list xml:id="list2990209428730154445" text:style-name="L9">
        <text:list-item>
          <text:p text:style-name="P17"><text:span text:style-name="T13">Lorsque l’application se lance, elle </text:span><text:span text:style-name="T2">charge les données initiales depuis un fichier xml</text:span><text:span text:style-name="T13"> (par défaut si l’application est lancée via IntelliJ ou par ligne de code sans argument, le chemin est “data/data.xml”). Cela lui permet de créer les objets de type “Student”, “Grade” etc. qui seront utilisés par la suite. </text:span><text:span text:style-name="T2">Les moyennes, notes max et min et les écart-types sont calculés à ce moment</text:span><text:span text:style-name="T13"> (utilisées dans l’onglet 1).</text:span></text:p>
        </text:list-item>
      </text:list>
      <text:p text:style-name="P9"/>
      <text:list xml:id="list5213137690840269348" text:style-name="L10">
        <text:list-item>
          <text:p text:style-name="P18"><text:span text:style-name="T13">Dans le premier onglet “Programmes”, on peut </text:span><text:span text:style-name="T2">visualiser les différents programmes existants</text:span><text:span text:style-name="T13"> et les </text:span><text:span text:style-name="T2">exporter en format CSV</text:span><text:span text:style-name="T13">, afin de produire un procès-verbal. Le fichier est enregistré à l’adresse “output/___.csv”. Il est également possible de n’</text:span><text:span text:style-name="T2">afficher que certains blocs</text:span><text:span text:style-name="T13"> grâce à un système de filtre avec des </text:span><text:span text:style-name="T12">checkboxes</text:span><text:span text:style-name="T13">, toutefois cette fonctionnalité n’est pas totalement opérationnelle (voir partie IV).</text:span></text:p>
        </text:list-item>
      </text:list>
      <text:p text:style-name="P9"/>
      <text:list xml:id="list3424095450739733071" text:style-name="L11">
        <text:list-item>
          <text:p text:style-name="P19"><text:span text:style-name="T13">Dans le second onglet “Étudiants”, on peut </text:span><text:span text:style-name="T2">visualiser chaque étudiant spécifiquement</text:span><text:span text:style-name="T13"> afin d’afficher l’ensemble de ses notes. On peut </text:span><text:span text:style-name="T2">ajouter ou supprimer un étudiant</text:span><text:span text:style-name="T13">, ainsi qu’</text:span><text:span text:style-name="T2">ajouter, supprimer ou modifier les notes</text:span><text:span text:style-name="T13"> d’un étudiant, et tous les calculs où la note intervient sont instantanément refaits. L’actualisation de la JTable est immédiate.</text:span></text:p>
        </text:list-item>
      </text:list>
      <text:p text:style-name="P9"/>
      <text:list xml:id="list1512282986029539364" text:style-name="L12">
        <text:list-item>
          <text:p text:style-name="P20"><text:span text:style-name="T13">Dans le troisième onglet “Organisation des cours”, on peut </text:span><text:span text:style-name="T2">visualiser la hiérarchisation</text:span><text:span text:style-name="T13"> des différents cours et programmes existants. Il est également possible d’</text:span><text:span text:style-name="T2">ajouter des programmes ou des cours</text:span><text:span text:style-name="T13"> (avec choix du type de cours (bloc composite, bloc à option ou cours normal ; dans ce dernier cas, on peut le placer dans un bloc existant ou en tant que nouveau bloc simple).</text:span></text:p>
        </text:list-item>
      </text:list>
      <text:p text:style-name="P9"/>
      <text:list xml:id="list6777482852747663285" text:style-name="L13">
        <text:list-item>
          <text:p text:style-name="P21"><text:span text:style-name="T13">Enfin,  il est possible d’enregistrer les modifications apportées lors de l’utilisation de l’application grâce à l’option “Sauvegarder” dans le menu. En cliquant dessus, </text:span><text:span text:style-name="T2">toutes les modifications sont sauvegardées dans le fichier xml</text:span><text:span text:style-name="T13"> renseigné en entrée, au lancement de l’application (par défaut “data/data.xml”). De plus, si l’on tente de fermer l’application après avoir ajouté, modifié ou supprimé des éléments (étudiants, notes, programmes ou cours) mais sans avoir sauvegardé, l’application avertit l’utilisateur et lui demande s’il souhaite enregistrer avant de quitter.</text:span></text:p>
        </text:list-item>
      </text:list>
      <text:p text:style-name="P9"/>
      <text:p text:style-name="P9">En résumé, toutes les fonctionnalités demandées dans le sujet du projet ont été implémentées, sauf le filtre par blocs des programmes qui n’a pas pu être terminé (voir partie IV).</text:p>
      <text:p text:style-name="P9"/>
      <text:p text:style-name="P9"><text:line-break/></text:p>
      <text:p text:style-name="P22">II- Organisation du travail et contributions</text:p>
      <text:p text:style-name="P9"/>
      <text:p text:style-name="P9"><text:span text:style-name="T9">Afin de travailler de manière efficace, nous avons essentiellement utilisé deux outils pour la gestion de projet : </text:span><text:span text:style-name="T10">Discord</text:span><text:span text:style-name="T9">, pour la communication et les réunions de projet, et </text:span><text:span text:style-name="T10">GitHub</text:span><text:span text:style-name="T9">, pour la gestion de projet collaborative.</text:span></text:p>
      <text:p text:style-name="P9"><text:span text:style-name="T9">Sur GitHub, le projet a été découpé en plusieurs </text:span><text:span text:style-name="T8">Milestones </text:span><text:span text:style-name="T9">(une par Jalon) ainsi qu’en </text:span><text:span text:style-name="T8">Issues</text:span><text:span text:style-name="T9">, permettant ainsi de traiter les différents aspects à implémenter ou corriger le plus efficacement possible.</text:span></text:p>
      <text:p text:style-name="P9"><text:span text:style-name="T9">Nous avons également utilisé </text:span><text:span text:style-name="T10">GitHub Desktop</text:span><text:span text:style-name="T7"> </text:span><text:span text:style-name="T9">pour effectuer les différents </text:span><text:span text:style-name="T8">commits</text:span><text:span text:style-name="T9">.</text:span></text:p>
      <text:p text:style-name="P9"/>
      <text:p text:style-name="P9"><text:span text:style-name="T9">Pour coder, nous avons utilisé le logiciel </text:span><text:span text:style-name="T10">IntelliJ </text:span><text:span text:style-name="T9">et avons créé un projet Maven. Les classes ont </text:span><text:soft-page-break/><text:span text:style-name="T9">toutes été réparties dans des packages afin d’avoir une bonne organisation.</text:span></text:p>
      <text:p text:style-name="P9">Nous avons procédé étape par étape, en commençant par le Jalon 1 avant de faire l’interface graphique requise pour les Jalons 2 et 3. Afin de bien réfléchir à la disposition des éléments dans le JFrame, il a fallu imaginer le rendu de manière globale ; c’est pourquoi les boutons (requis au Jalon 3) ont été ajoutés dès l’affichage demandé au Jalon 2.</text:p>
      <text:p text:style-name="P9"/>
      <text:p text:style-name="P9">Nous avons réparti le travail de la manière suivante : Quentin a implémenté le projet en créant les classes de base (Student, Grade, Block…) et fut chargé de l’écriture en format CSV des données, tandis que Léa et Miléna ont commencé par la lecture de fichier XML.</text:p>
      <text:p text:style-name="P9">Par la suite, Quentin s’est occupé intégralement de la création de l’interface graphique en implémentant les fonctionnalités attendues, à savoir la visualisation des programmes et des étudiants ainsi que la hiérarchisation des cours, puis ensuite de la gestion des notes, étudiants, programmes et cours ainsi que la sauvegarde des modifications dans le fichier xml.</text:p>
      <text:p text:style-name="P9"/>
      <text:p text:style-name="P9"><text:line-break/></text:p>
      <text:p text:style-name="P22">III- Choix de conception réalisés</text:p>
      <text:p text:style-name="P9"/>
      <text:p text:style-name="P9">La création du projet a nécessité des choix, et notamment dans l’affichage graphique de l’application.</text:p>
      <text:p text:style-name="P9">C'est ainsi que nous avons décidé de séparer les différentes parties dans trois onglets distincts afin de clarifier les pages en évitant de les surcharger de boutons.</text:p>
      <text:p text:style-name="P9"/>
      <text:p text:style-name="P9"><text:span text:style-name="T9">Le premier onglet est réservé pour les programmes, avec la possibilité d’exporter en format CSV ; c’est l’onglet le plus judicieux pour le faire, l’affichage des notes étant semblable au fichier produit. On ne peut rien y modifier dessus, juste visualiser (ainsi que filtrer avec des </text:span><text:span text:style-name="T8">checkboxes</text:span><text:span text:style-name="T9">, une par bloc). Une fenêtre d’avertissement apparaît lors de l’exportation en format CSV pour confirmer la réussite de l’opération à l’utilisateur.</text:span></text:p>
      <text:p text:style-name="P9"/>
      <text:p text:style-name="P9">Le second, pour les étudiants, possède donc des boutons pour ajouter/supprimer les étudiants ainsi que des boutons pour gérer leurs notes. Le choix de la gestion de notes ici a été effectué car il est possible pour un étudiant d’avoir des notes dans des cours qui ne sont pas dans le programme qu’il suit.</text:p>
      <text:p text:style-name="P9">La sélection de l’étudiant courant est actualisée intelligemment lors de l’ajout ou de la suppression d’un étudiant afin d’améliorer l’ergonomie de l’application.</text:p>
      <text:p text:style-name="P9">De la même manière, il y a des fenêtres d’avertissement qui s’affichent à chaque opération interdite (champs vides, valeur incorrecte…) ou, parfois, lorsqu’une action a été effectuée avec succès (lors de la sauvegarde via le menu par exemple).</text:p>
      <text:p text:style-name="P9"/>
      <text:p text:style-name="P9">Le troisième onglet permet de visualiser toute la hiérarchie des programmes. Chaque bloc dans un programme est décalé, et chaque cours dans un bloc l’est aussi ; cela montre rapidement l’organisation des cours au sein des programmes.</text:p>
      <text:p text:style-name="P9">Étant un onglet réservé aux programmes et cours, il semblait également judicieux d’y intégrer les boutons d’ajout de cours/programme ; l’actualisation se fait, ici encore, instantanément.</text:p>
      <text:p text:style-name="P9"/>
      <text:p text:style-name="P9">Le choix d’instaurer une barre de menu s’est fait assez vite, cela permettant à l’utilisateur de sauvegarder à tout moment les modifications apportées (et accessoirement de quitter s’il le désire). Les couleurs du menu et des boutons ont été choisies pour améliorer le design, afin de briser la monotonie d’une application intégralement blanche.</text:p>
      <text:p text:style-name="P9"/>
      <text:p text:style-name="P9"><text:soft-page-break/>En ce qui concerne les choix lors de l’implémentation des classes, ils ont été assez vite décidés. Les packages ont été organisés afin de regrouper les classes fortement liées entre elles (par exemple les éléments graphiques, ou les classes Block et ses classes héritières).</text:p>
      <text:p text:style-name="P9"><text:line-break/></text:p>
      <text:p text:style-name="P9"/>
      <text:p text:style-name="P23">IV- Difficultés rencontrées, limitations et bugs connus</text:p>
      <text:p text:style-name="P9"/>
      <text:list xml:id="list7522702789533574608" text:style-name="L14">
        <text:list-item>
          <text:p text:style-name="P24">Les difficultés rencontrées</text:p>
        </text:list-item>
      </text:list>
      <text:p text:style-name="P9"/>
      <text:p text:style-name="P9">Les difficultés rencontrées par Quentin : </text:p>
      <text:p text:style-name="P9"/>
      <text:p text:style-name="P9">Les difficultés rencontrées par Léa :</text:p>
      <text:p text:style-name="P9"/>
      <text:p text:style-name="P9">Les difficultés rencontrées par Miléna :</text:p>
      <text:p text:style-name="P9"><text:line-break/></text:p>
      <text:list xml:id="list1124694804148436400" text:style-name="L15">
        <text:list-item>
          <text:p text:style-name="P25">Les limitations du programme</text:p>
        </text:list-item>
      </text:list>
      <text:p text:style-name="P9"/>
      <text:p text:style-name="P9"><text:span text:style-name="T9">Notre programme connaît encore quelques limites, notamment sur le tri par bloc des programmes dans le premier onglet : en effet, bien que les checkboxes fonctionnent correctement et que le header du tableau agisse comme désiré, les notes quant à elles ne suivent pas et ne correspondent plus correctement aux cours indiqués.<text:line-break/>Malgré de nombreux efforts, nous n’avons pas eu le temps de réussir à finir le filtrage (une version du code filtrait correctement les blocs simples mais de nombreuses erreurs apparaissaient lors du filtrage des blocs composites ou à options).</text:span></text:p>
      <text:p text:style-name="P9"><text:line-break/></text:p>
      <text:list xml:id="list4223421106124130401" text:style-name="L16">
        <text:list-item>
          <text:p text:style-name="P26">Les bugs connus</text:p>
        </text:list-item>
      </text:list>
      <text:p text:style-name="P9"/>
      <text:p text:style-name="P9">Il n’y a actuellement aucun bug connu sur notre application.</text:p>
      <text:p text:style-name="P9"/>
      <text:p text:style-name="P9"><text:line-break/></text:p>
      <text:p text:style-name="P22">V- Modalités techniques pour lancer l’application</text:p>
      <text:p text:style-name="P9"/>
      <text:p text:style-name="P9">Ici : détails techniques pour lancer l'application (voir sommaire).</text:p>
      <text:p text:style-name="P9"/>
      <text:p text:style-name="P9"/>
      <text:p text:style-name="P9"/>
      <text:p text:style-name="P22">VI- Améliorations futures</text:p>
      <text:p text:style-name="P9"/>
      <text:p text:style-name="P9">Ici : ce qu’on veut ajouter de pertinent.</text:p>
      <text:p text:style-name="P9"><text:span text:style-name="T14"><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29S</meta:editing-duration>
    <meta:editing-cycles>10</meta:editing-cycles>
    <meta:generator>OpenOffice.org/3.4.1$Win32 OpenOffice.org_project/341m1$Build-9593</meta:generator>
    <dc:date>2021-01-07T22:47:23.96</dc:date>
    <meta:document-statistic meta:table-count="0" meta:image-count="0" meta:object-count="0" meta:page-count="4" meta:paragraph-count="65" meta:word-count="1534" meta:character-count="9811"/>
    <meta:user-defined meta:name="Info 1"/>
    <meta:user-defined meta:name="Info 2"/>
    <meta:user-defined meta:name="Info 3"/>
    <meta:user-defined meta:name="Info 4"/>
  </office:meta>
</office:document-meta>
</file>